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843e" officeooo:paragraph-rsid="0006843e"/>
    </style:style>
    <style:style style:name="P2" style:family="paragraph" style:parent-style-name="Standard">
      <style:text-properties officeooo:rsid="0009fb2b" officeooo:paragraph-rsid="0009fb2b"/>
    </style:style>
    <style:style style:name="P3" style:family="paragraph" style:parent-style-name="Standard">
      <style:text-properties officeooo:paragraph-rsid="000f7695"/>
    </style:style>
    <style:style style:name="T1" style:family="text">
      <style:text-properties officeooo:rsid="00050649"/>
    </style:style>
    <style:style style:name="T2" style:family="text">
      <style:text-properties officeooo:rsid="00051cc7"/>
    </style:style>
    <style:style style:name="T3" style:family="text">
      <style:text-properties officeooo:rsid="000560d1"/>
    </style:style>
    <style:style style:name="T4" style:family="text">
      <style:text-properties officeooo:rsid="000d0ffb"/>
    </style:style>
    <style:style style:name="T5" style:family="text">
      <style:text-properties officeooo:rsid="000f7695"/>
    </style:style>
    <style:style style:name="T6" style:family="text">
      <style:text-properties officeooo:rsid="0010ed73"/>
    </style:style>
    <style:style style:name="T7" style:family="text">
      <style:text-properties officeooo:rsid="0012061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MARTPASS----PROJECT</text:p>
      <text:p text:style-name="Standard"/>
      <text:p text:style-name="Standard"><text:s text:c="4"/><text:span text:style-name="T1">NEW REGISTRATION ---------&gt; </text:span>wssin+FGZUUR</text:p>
      <text:p text:style-name="Standard"/>
      <text:p text:style-name="Standard"><text:a xlink:type="simple" xlink:href="https://builderhub.corp.amazon.com/app.html#/cloud-desktop/users/hariqkar" text:style-name="Internet_20_link" text:visited-style-name="Visited_20_Internet_20_Link">https://builderhub.corp.amazon.com/app.html#/cloud-desktop/users/hariqkar</text:a> <text:s/>--------<text:span text:style-name="T2">&gt; CLOUD DESKTOP LINEX MACHINE</text:span></text:p>
      <text:p text:style-name="Standard"/>
      <text:p text:style-name="Standard"/>
      <text:p text:style-name="Standard"><text:a xlink:type="simple" xlink:href="https://clients.amazonworkspaces.com/" text:style-name="Internet_20_link" text:visited-style-name="Visited_20_Internet_20_Link">https://clients.amazonworkspaces.com/</text:a> ---------<text:span text:style-name="T3">&gt; TO INSTALL AWAZON WORKSPACE IN THE NEW LAPTOP</text:span></text:p>
      <text:p text:style-name="Standard"/>
      <text:p text:style-name="Standard"/>
      <text:p text:style-name="P2">git farm link</text:p>
      <text:p text:style-name="Standard"><text:a xlink:type="simple" xlink:href="https://w.amazon.com/bin/view/BuilderTools/Groups/Source/FAQ#Managing_package_permissions" text:style-name="Internet_20_link" text:visited-style-name="Visited_20_Internet_20_Link">https://w.amazon.com/bin/view/BuilderTools/Groups/Source/FAQ#Managing_package_permissions</text:a></text:p>
      <text:p text:style-name="Standard"/>
      <text:p text:style-name="Standard"/>
      <text:p text:style-name="Standard"/>
      <text:p text:style-name="Standard"><text:a xlink:type="simple" xlink:href="https://broadcast.amazon.com/channels/15785/playlists/2364" text:style-name="Internet_20_link" text:visited-style-name="Visited_20_Internet_20_Link">https://broadcast.amazon.com/channels/15785/playlists/2364</text:a> ---<text:span text:style-name="T4">&gt; kt’s</text:span></text:p>
      <text:p text:style-name="Standard"/>
      <text:p text:style-name="P3"><text:a xlink:type="simple" xlink:href="https://broadcast.amazon.com/videos/29057" text:style-name="Internet_20_link" text:visited-style-name="Visited_20_Internet_20_Link">https://broadcast.amazon.com/videos/29057</text:a> <text:s text:c="2"/>----------------------------------<text:span text:style-name="T5">kt’s</text:span></text:p>
      <text:p text:style-name="Standard"/>
      <text:p text:style-name="Standard"/>
      <text:p text:style-name="Standard"><text:a xlink:type="simple" xlink:href="https://broadcast.amazon.com/videos/41625" text:style-name="Internet_20_link" text:visited-style-name="Visited_20_Internet_20_Link">https://broadcast.amazon.com/videos/41625</text:a> ----------------------------------<text:span text:style-name="T5">kt’s</text:span></text:p>
      <text:p text:style-name="Standard"/>
      <text:p text:style-name="P3"><text:a xlink:type="simple" xlink:href="https://builderhub.corp.amazon.com/docs/bt101_online-make-code-change.html" text:style-name="Internet_20_link" text:visited-style-name="Visited_20_Internet_20_Link">https://builderhub.corp.amazon.com/docs/bt101_online-make-code-change.html</text:a> <text:s text:c="2"/>-------------<text:span text:style-name="T5">kt’s</text:span></text:p>
      <text:p text:style-name="Standard"/>
      <text:p text:style-name="Standard"/>
      <text:p text:style-name="Standard"><text:a xlink:type="simple" xlink:href="https://quip-amazon.com/Jk1PAXCtQpd1/Intro-to-brazil" text:style-name="Internet_20_link" text:visited-style-name="Visited_20_Internet_20_Link">https://quip-amazon.com/Jk1PAXCtQpd1/Intro-to-brazil</text:a> <text:s text:c="3"/>-----------<text:span text:style-name="T5">&gt; introudction to brazil</text:span></text:p>
      <text:p text:style-name="Standard"/>
      <text:p text:style-name="Standard"/>
      <text:p text:style-name="Standard"><text:a xlink:type="simple" xlink:href="https://w.amazon.com/bin/view/NpmPrettyMuch/GettingStarted/v1" text:style-name="Internet_20_link" text:visited-style-name="Visited_20_Internet_20_Link">https://w.amazon.com/bin/view/NpmPrettyMuch/GettingStarted/v1</text:a> --------<text:span text:style-name="T6">&gt;build systems</text:span></text:p>
      <text:p text:style-name="Standard"/>
      <text:p text:style-name="Standard"><text:a xlink:type="simple" xlink:href="https://broadcast.amazon.com/videos/384325" text:style-name="Internet_20_link" text:visited-style-name="Visited_20_Internet_20_Link">https://broadcast.amazon.com/videos/384325</text:a> ------<text:span text:style-name="T7">&gt; bonrs for ec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9T11:47:48.086456095</meta:creation-date>
    <dc:date>2022-05-04T10:23:45.721242452</dc:date>
    <meta:editing-duration>PT3H47M54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58" meta:character-count="935" meta:non-whitespace-character-count="889"/>
  </office:meta>
</office:document-meta>
</file>